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vsmean_stan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91.703647" calcext:value-type="float">
            <text:p>91.70364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94.158314" calcext:value-type="float">
            <text:p>94.15831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107.323792" calcext:value-type="float">
            <text:p>107.32379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106.397772" calcext:value-type="float">
            <text:p>106.39777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106.132565" calcext:value-type="float">
            <text:p>106.13256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95.061572" calcext:value-type="float">
            <text:p>95.06157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106.384215" calcext:value-type="float">
            <text:p>106.38421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108.987225" calcext:value-type="float">
            <text:p>108.98722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80.922331" calcext:value-type="float">
            <text:p>80.92233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77.318246" calcext:value-type="float">
            <text:p>77.31824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101.069952" calcext:value-type="float">
            <text:p>101.06995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72.049061" calcext:value-type="float">
            <text:p>72.04906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40.913038" calcext:value-type="float">
            <text:p>40.91303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39.927674" calcext:value-type="float">
            <text:p>39.92767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86.077968" calcext:value-type="float">
            <text:p>86.07796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91.620362" calcext:value-type="float">
            <text:p>91.62036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69.513141" calcext:value-type="float">
            <text:p>69.51314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93.360759" calcext:value-type="float">
            <text:p>93.36075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110.18519" calcext:value-type="float">
            <text:p>110.1851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112.843939" calcext:value-type="float">
            <text:p>112.84393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51.684963" calcext:value-type="float">
            <text:p>51.68496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56.605757" calcext:value-type="float">
            <text:p>56.60575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93.233805" calcext:value-type="float">
            <text:p>93.23380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94.079651" calcext:value-type="float">
            <text:p>94.07965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91.527254" calcext:value-type="float">
            <text:p>91.52725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63.931808" calcext:value-type="float">
            <text:p>63.93180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90.218182" calcext:value-type="float">
            <text:p>90.21818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45.454712" calcext:value-type="float">
            <text:p>45.45471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107.37882" calcext:value-type="float">
            <text:p>107.3788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110.614564" calcext:value-type="float">
            <text:p>110.61456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103.469073" calcext:value-type="float">
            <text:p>103.46907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105.082396" calcext:value-type="float">
            <text:p>105.08239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75.994868" calcext:value-type="float">
            <text:p>75.99486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71.190051" calcext:value-type="float">
            <text:p>71.19005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112.852423" calcext:value-type="float">
            <text:p>112.85242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124.756854" calcext:value-type="float">
            <text:p>124.75685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48.091573" calcext:value-type="float">
            <text:p>48.09157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59.997382" calcext:value-type="float">
            <text:p>59.99738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88.54693" calcext:value-type="float">
            <text:p>88.5469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85.885002" calcext:value-type="float">
            <text:p>85.88500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73.341576" calcext:value-type="float">
            <text:p>73.34157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78.054885" calcext:value-type="float">
            <text:p>78.05488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65.686669" calcext:value-type="float">
            <text:p>65.68666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57.147687" calcext:value-type="float">
            <text:p>57.14768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38.223803" calcext:value-type="float">
            <text:p>38.22380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37.507042" calcext:value-type="float">
            <text:p>37.50704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44.647507" calcext:value-type="float">
            <text:p>44.64750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42.456172" calcext:value-type="float">
            <text:p>42.45617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60.635524" calcext:value-type="float">
            <text:p>60.63552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59.157467" calcext:value-type="float">
            <text:p>59.15746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72.941062" calcext:value-type="float">
            <text:p>72.94106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71.286405" calcext:value-type="float">
            <text:p>71.28640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24.659901" calcext:value-type="float">
            <text:p>24.65990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21.930924" calcext:value-type="float">
            <text:p>21.93092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45.151784" calcext:value-type="float">
            <text:p>45.15178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54.872526" calcext:value-type="float">
            <text:p>54.87252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73.678429" calcext:value-type="float">
            <text:p>73.67842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81.804712" calcext:value-type="float">
            <text:p>81.80471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52.616604" calcext:value-type="float">
            <text:p>52.61660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66.780941" calcext:value-type="float">
            <text:p>66.78094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24.370113" calcext:value-type="float">
            <text:p>24.3701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29.891952" calcext:value-type="float">
            <text:p>29.89195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79.242314" calcext:value-type="float">
            <text:p>79.24231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75.591552" calcext:value-type="float">
            <text:p>75.59155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69.130567" calcext:value-type="float">
            <text:p>69.13056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74.959651" calcext:value-type="float">
            <text:p>74.95965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70.880463" calcext:value-type="float">
            <text:p>70.88046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75.201072" calcext:value-type="float">
            <text:p>75.20107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62.709165" calcext:value-type="float">
            <text:p>62.70916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58.686208" calcext:value-type="float">
            <text:p>58.68620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33.648491" calcext:value-type="float">
            <text:p>33.64849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34.242176" calcext:value-type="float">
            <text:p>34.24217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21.394294" calcext:value-type="float">
            <text:p>21.39429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19.904167" calcext:value-type="float">
            <text:p>19.90416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105.793786" calcext:value-type="float">
            <text:p>105.79378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107.772674" calcext:value-type="float">
            <text:p>107.77267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45.409182" calcext:value-type="float">
            <text:p>45.40918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71.070258" calcext:value-type="float">
            <text:p>71.07025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43.191873" calcext:value-type="float">
            <text:p>43.19187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27.136257" calcext:value-type="float">
            <text:p>27.13625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61.435429" calcext:value-type="float">
            <text:p>61.43542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65.076467" calcext:value-type="float">
            <text:p>65.07646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67.376146" calcext:value-type="float">
            <text:p>67.37614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55.911851" calcext:value-type="float">
            <text:p>55.91185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58.062143" calcext:value-type="float">
            <text:p>58.06214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52.723742" calcext:value-type="float">
            <text:p>52.72374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60.262316" calcext:value-type="float">
            <text:p>60.26231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45.768917" calcext:value-type="float">
            <text:p>45.76891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81.824465" calcext:value-type="float">
            <text:p>81.82446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96.257916" calcext:value-type="float">
            <text:p>96.25791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50.787049" calcext:value-type="float">
            <text:p>50.78704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50.118604" calcext:value-type="float">
            <text:p>50.11860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61.53151" calcext:value-type="float">
            <text:p>61.5315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37.738633" calcext:value-type="float">
            <text:p>37.73863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77.610855" calcext:value-type="float">
            <text:p>77.61085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63.955315" calcext:value-type="float">
            <text:p>63.95531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94.169096" calcext:value-type="float">
            <text:p>94.16909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86.700844" calcext:value-type="float">
            <text:p>86.700844</text:p>
          </table:table-cell>
        </table:table-row>
        <table:table-row table:style-name="ro1">
          <table:table-cell office:value-type="float" office:value="10317" calcext:value-type="float">
            <text:p>10317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31.127305" calcext:value-type="float">
            <text:p>31.127305</text:p>
          </table:table-cell>
        </table:table-row>
        <table:table-row table:style-name="ro1">
          <table:table-cell office:value-type="float" office:value="10317" calcext:value-type="float">
            <text:p>10317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31.002105" calcext:value-type="float">
            <text:p>31.002105</text:p>
          </table:table-cell>
        </table:table-row>
        <table:table-row table:style-name="ro1">
          <table:table-cell office:value-type="float" office:value="10369" calcext:value-type="float">
            <text:p>10369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32.106484" calcext:value-type="float">
            <text:p>32.106484</text:p>
          </table:table-cell>
        </table:table-row>
        <table:table-row table:style-name="ro1">
          <table:table-cell office:value-type="float" office:value="10369" calcext:value-type="float">
            <text:p>10369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32.329883" calcext:value-type="float">
            <text:p>32.329883</text:p>
          </table:table-cell>
        </table:table-row>
        <table:table-row table:style-name="ro1">
          <table:table-cell office:value-type="float" office:value="10402" calcext:value-type="float">
            <text:p>10402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29.628546" calcext:value-type="float">
            <text:p>29.628546</text:p>
          </table:table-cell>
        </table:table-row>
        <table:table-row table:style-name="ro1">
          <table:table-cell office:value-type="float" office:value="10402" calcext:value-type="float">
            <text:p>10402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28.764295" calcext:value-type="float">
            <text:p>28.764295</text:p>
          </table:table-cell>
        </table:table-row>
        <table:table-row table:style-name="ro1">
          <table:table-cell office:value-type="float" office:value="10418" calcext:value-type="float">
            <text:p>10418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32.44112" calcext:value-type="float">
            <text:p>32.44112</text:p>
          </table:table-cell>
        </table:table-row>
        <table:table-row table:style-name="ro1">
          <table:table-cell office:value-type="float" office:value="10418" calcext:value-type="float">
            <text:p>10418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29.770913" calcext:value-type="float">
            <text:p>29.770913</text:p>
          </table:table-cell>
        </table:table-row>
        <table:table-row table:style-name="ro1">
          <table:table-cell office:value-type="float" office:value="10462" calcext:value-type="float">
            <text:p>10462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24.171548" calcext:value-type="float">
            <text:p>24.171548</text:p>
          </table:table-cell>
        </table:table-row>
        <table:table-row table:style-name="ro1">
          <table:table-cell office:value-type="float" office:value="10462" calcext:value-type="float">
            <text:p>10462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0478" calcext:value-type="float">
            <text:p>10478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36.000543" calcext:value-type="float">
            <text:p>36.000543</text:p>
          </table:table-cell>
        </table:table-row>
        <table:table-row table:style-name="ro1">
          <table:table-cell office:value-type="float" office:value="10478" calcext:value-type="float">
            <text:p>10478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32.695325" calcext:value-type="float">
            <text:p>32.695325</text:p>
          </table:table-cell>
        </table:table-row>
        <table:table-row table:style-name="ro1">
          <table:table-cell office:value-type="float" office:value="10486" calcext:value-type="float">
            <text:p>10486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27.218073" calcext:value-type="float">
            <text:p>27.218073</text:p>
          </table:table-cell>
        </table:table-row>
        <table:table-row table:style-name="ro1">
          <table:table-cell office:value-type="float" office:value="10486" calcext:value-type="float">
            <text:p>10486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28.751678" calcext:value-type="float">
            <text:p>28.751678</text:p>
          </table:table-cell>
        </table:table-row>
        <table:table-row table:style-name="ro1">
          <table:table-cell office:value-type="float" office:value="10529" calcext:value-type="float">
            <text:p>10529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28.541594" calcext:value-type="float">
            <text:p>28.541594</text:p>
          </table:table-cell>
        </table:table-row>
        <table:table-row table:style-name="ro1">
          <table:table-cell office:value-type="float" office:value="10529" calcext:value-type="float">
            <text:p>10529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29.153135" calcext:value-type="float">
            <text:p>29.153135</text:p>
          </table:table-cell>
        </table:table-row>
        <table:table-row table:style-name="ro1">
          <table:table-cell office:value-type="float" office:value="10541" calcext:value-type="float">
            <text:p>10541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25.526209" calcext:value-type="float">
            <text:p>25.526209</text:p>
          </table:table-cell>
        </table:table-row>
        <table:table-row table:style-name="ro1">
          <table:table-cell office:value-type="float" office:value="10541" calcext:value-type="float">
            <text:p>10541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23.504734" calcext:value-type="float">
            <text:p>23.504734</text:p>
          </table:table-cell>
        </table:table-row>
        <table:table-row table:style-name="ro1">
          <table:table-cell office:value-type="float" office:value="10555" calcext:value-type="float">
            <text:p>10555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0555" calcext:value-type="float">
            <text:p>10555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0559" calcext:value-type="float">
            <text:p>10559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30.142414" calcext:value-type="float">
            <text:p>30.142414</text:p>
          </table:table-cell>
        </table:table-row>
        <table:table-row table:style-name="ro1">
          <table:table-cell office:value-type="float" office:value="10559" calcext:value-type="float">
            <text:p>10559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28.191895" calcext:value-type="float">
            <text:p>28.191895</text:p>
          </table:table-cell>
        </table:table-row>
        <table:table-row table:style-name="ro1">
          <table:table-cell office:value-type="float" office:value="10572" calcext:value-type="float">
            <text:p>10572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29.711643" calcext:value-type="float">
            <text:p>29.711643</text:p>
          </table:table-cell>
        </table:table-row>
        <table:table-row table:style-name="ro1">
          <table:table-cell office:value-type="float" office:value="10572" calcext:value-type="float">
            <text:p>10572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26.284555" calcext:value-type="float">
            <text:p>26.284555</text:p>
          </table:table-cell>
        </table:table-row>
        <table:table-row table:style-name="ro1">
          <table:table-cell office:value-type="float" office:value="10581" calcext:value-type="float">
            <text:p>10581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23.828172" calcext:value-type="float">
            <text:p>23.828172</text:p>
          </table:table-cell>
        </table:table-row>
        <table:table-row table:style-name="ro1">
          <table:table-cell office:value-type="float" office:value="10581" calcext:value-type="float">
            <text:p>10581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25.172631" calcext:value-type="float">
            <text:p>25.172631</text:p>
          </table:table-cell>
        </table:table-row>
        <table:table-row table:style-name="ro1">
          <table:table-cell office:value-type="float" office:value="10584" calcext:value-type="float">
            <text:p>10584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32.406897" calcext:value-type="float">
            <text:p>32.406897</text:p>
          </table:table-cell>
        </table:table-row>
        <table:table-row table:style-name="ro1">
          <table:table-cell office:value-type="float" office:value="10584" calcext:value-type="float">
            <text:p>10584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0585" calcext:value-type="float">
            <text:p>10585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34.164445" calcext:value-type="float">
            <text:p>34.164445</text:p>
          </table:table-cell>
        </table:table-row>
        <table:table-row table:style-name="ro1">
          <table:table-cell office:value-type="float" office:value="10585" calcext:value-type="float">
            <text:p>10585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34.311225" calcext:value-type="float">
            <text:p>34.311225</text:p>
          </table:table-cell>
        </table:table-row>
        <table:table-row table:style-name="ro1">
          <table:table-cell office:value-type="float" office:value="10589" calcext:value-type="float">
            <text:p>10589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32.498858" calcext:value-type="float">
            <text:p>32.498858</text:p>
          </table:table-cell>
        </table:table-row>
        <table:table-row table:style-name="ro1">
          <table:table-cell office:value-type="float" office:value="10589" calcext:value-type="float">
            <text:p>10589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32.700926" calcext:value-type="float">
            <text:p>32.700926</text:p>
          </table:table-cell>
        </table:table-row>
        <table:table-row table:style-name="ro1">
          <table:table-cell office:value-type="float" office:value="10590" calcext:value-type="float">
            <text:p>10590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31.063702" calcext:value-type="float">
            <text:p>31.063702</text:p>
          </table:table-cell>
        </table:table-row>
        <table:table-row table:style-name="ro1">
          <table:table-cell office:value-type="float" office:value="10590" calcext:value-type="float">
            <text:p>10590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30.033294" calcext:value-type="float">
            <text:p>30.033294</text:p>
          </table:table-cell>
        </table:table-row>
        <table:table-row table:style-name="ro1">
          <table:table-cell office:value-type="float" office:value="10596" calcext:value-type="float">
            <text:p>10596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31.7999" calcext:value-type="float">
            <text:p>31.7999</text:p>
          </table:table-cell>
        </table:table-row>
        <table:table-row table:style-name="ro1">
          <table:table-cell office:value-type="float" office:value="10596" calcext:value-type="float">
            <text:p>10596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31.927624" calcext:value-type="float">
            <text:p>31.927624</text:p>
          </table:table-cell>
        </table:table-row>
        <table:table-row table:style-name="ro1">
          <table:table-cell office:value-type="float" office:value="10603" calcext:value-type="float">
            <text:p>10603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33.316786" calcext:value-type="float">
            <text:p>33.316786</text:p>
          </table:table-cell>
        </table:table-row>
        <table:table-row table:style-name="ro1">
          <table:table-cell office:value-type="float" office:value="10603" calcext:value-type="float">
            <text:p>10603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0606" calcext:value-type="float">
            <text:p>10606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37.143489" calcext:value-type="float">
            <text:p>37.143489</text:p>
          </table:table-cell>
        </table:table-row>
        <table:table-row table:style-name="ro1">
          <table:table-cell office:value-type="float" office:value="10606" calcext:value-type="float">
            <text:p>10606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37.607013" calcext:value-type="float">
            <text:p>37.607013</text:p>
          </table:table-cell>
        </table:table-row>
        <table:table-row table:style-name="ro1">
          <table:table-cell office:value-type="float" office:value="10608" calcext:value-type="float">
            <text:p>10608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43.486676" calcext:value-type="float">
            <text:p>43.486676</text:p>
          </table:table-cell>
        </table:table-row>
        <table:table-row table:style-name="ro1">
          <table:table-cell office:value-type="float" office:value="10608" calcext:value-type="float">
            <text:p>10608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40.625075" calcext:value-type="float">
            <text:p>40.625075</text:p>
          </table:table-cell>
        </table:table-row>
        <table:table-row table:style-name="ro1">
          <table:table-cell office:value-type="float" office:value="10617" calcext:value-type="float">
            <text:p>10617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34.385345" calcext:value-type="float">
            <text:p>34.385345</text:p>
          </table:table-cell>
        </table:table-row>
        <table:table-row table:style-name="ro1">
          <table:table-cell office:value-type="float" office:value="10617" calcext:value-type="float">
            <text:p>10617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0636" calcext:value-type="float">
            <text:p>10636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35.015518" calcext:value-type="float">
            <text:p>35.015518</text:p>
          </table:table-cell>
        </table:table-row>
        <table:table-row table:style-name="ro1">
          <table:table-cell office:value-type="float" office:value="10636" calcext:value-type="float">
            <text:p>10636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34.683229" calcext:value-type="float">
            <text:p>34.683229</text:p>
          </table:table-cell>
        </table:table-row>
        <table:table-row table:style-name="ro1">
          <table:table-cell office:value-type="float" office:value="10638" calcext:value-type="float">
            <text:p>10638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37.466624" calcext:value-type="float">
            <text:p>37.466624</text:p>
          </table:table-cell>
        </table:table-row>
        <table:table-row table:style-name="ro1">
          <table:table-cell office:value-type="float" office:value="10638" calcext:value-type="float">
            <text:p>10638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36.008964" calcext:value-type="float">
            <text:p>36.008964</text:p>
          </table:table-cell>
        </table:table-row>
        <table:table-row table:style-name="ro1">
          <table:table-cell office:value-type="float" office:value="10640" calcext:value-type="float">
            <text:p>10640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55.989535" calcext:value-type="float">
            <text:p>55.989535</text:p>
          </table:table-cell>
        </table:table-row>
        <table:table-row table:style-name="ro1">
          <table:table-cell office:value-type="float" office:value="10640" calcext:value-type="float">
            <text:p>10640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50.484473" calcext:value-type="float">
            <text:p>50.484473</text:p>
          </table:table-cell>
        </table:table-row>
        <table:table-row table:style-name="ro1">
          <table:table-cell office:value-type="float" office:value="10641" calcext:value-type="float">
            <text:p>10641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32.648707" calcext:value-type="float">
            <text:p>32.648707</text:p>
          </table:table-cell>
        </table:table-row>
        <table:table-row table:style-name="ro1">
          <table:table-cell office:value-type="float" office:value="10641" calcext:value-type="float">
            <text:p>10641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0642" calcext:value-type="float">
            <text:p>10642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53.973403" calcext:value-type="float">
            <text:p>53.973403</text:p>
          </table:table-cell>
        </table:table-row>
        <table:table-row table:style-name="ro1">
          <table:table-cell office:value-type="float" office:value="10642" calcext:value-type="float">
            <text:p>10642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51.932137" calcext:value-type="float">
            <text:p>51.932137</text:p>
          </table:table-cell>
        </table:table-row>
        <table:table-row table:style-name="ro1">
          <table:table-cell office:value-type="float" office:value="10644" calcext:value-type="float">
            <text:p>10644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30.615411" calcext:value-type="float">
            <text:p>30.615411</text:p>
          </table:table-cell>
        </table:table-row>
        <table:table-row table:style-name="ro1">
          <table:table-cell office:value-type="float" office:value="10644" calcext:value-type="float">
            <text:p>10644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31.343992" calcext:value-type="float">
            <text:p>31.343992</text:p>
          </table:table-cell>
        </table:table-row>
        <table:table-row table:style-name="ro1">
          <table:table-cell office:value-type="float" office:value="10647" calcext:value-type="float">
            <text:p>10647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54.085685" calcext:value-type="float">
            <text:p>54.085685</text:p>
          </table:table-cell>
        </table:table-row>
        <table:table-row table:style-name="ro1">
          <table:table-cell office:value-type="float" office:value="10647" calcext:value-type="float">
            <text:p>10647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59.532193" calcext:value-type="float">
            <text:p>59.532193</text:p>
          </table:table-cell>
        </table:table-row>
        <table:table-row table:style-name="ro1">
          <table:table-cell office:value-type="float" office:value="10649" calcext:value-type="float">
            <text:p>10649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32.293776" calcext:value-type="float">
            <text:p>32.293776</text:p>
          </table:table-cell>
        </table:table-row>
        <table:table-row table:style-name="ro1">
          <table:table-cell office:value-type="float" office:value="10649" calcext:value-type="float">
            <text:p>10649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25.393167" calcext:value-type="float">
            <text:p>25.393167</text:p>
          </table:table-cell>
        </table:table-row>
        <table:table-row table:style-name="ro1">
          <table:table-cell office:value-type="float" office:value="10652" calcext:value-type="float">
            <text:p>10652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38.271684" calcext:value-type="float">
            <text:p>38.271684</text:p>
          </table:table-cell>
        </table:table-row>
        <table:table-row table:style-name="ro1">
          <table:table-cell office:value-type="float" office:value="10652" calcext:value-type="float">
            <text:p>10652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36.940463" calcext:value-type="float">
            <text:p>36.940463</text:p>
          </table:table-cell>
        </table:table-row>
        <table:table-row table:style-name="ro1">
          <table:table-cell office:value-type="float" office:value="10656" calcext:value-type="float">
            <text:p>10656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36.879866" calcext:value-type="float">
            <text:p>36.879866</text:p>
          </table:table-cell>
        </table:table-row>
        <table:table-row table:style-name="ro1">
          <table:table-cell office:value-type="float" office:value="10656" calcext:value-type="float">
            <text:p>10656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35.811294" calcext:value-type="float">
            <text:p>35.811294</text:p>
          </table:table-cell>
        </table:table-row>
        <table:table-row table:style-name="ro1">
          <table:table-cell office:value-type="float" office:value="10657" calcext:value-type="float">
            <text:p>10657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26.356829" calcext:value-type="float">
            <text:p>26.356829</text:p>
          </table:table-cell>
        </table:table-row>
        <table:table-row table:style-name="ro1">
          <table:table-cell office:value-type="float" office:value="10657" calcext:value-type="float">
            <text:p>10657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25.470388" calcext:value-type="float">
            <text:p>25.470388</text:p>
          </table:table-cell>
        </table:table-row>
        <table:table-row table:style-name="ro1">
          <table:table-cell office:value-type="float" office:value="10661" calcext:value-type="float">
            <text:p>10661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23.487284" calcext:value-type="float">
            <text:p>23.487284</text:p>
          </table:table-cell>
        </table:table-row>
        <table:table-row table:style-name="ro1">
          <table:table-cell office:value-type="float" office:value="10661" calcext:value-type="float">
            <text:p>10661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24.773005" calcext:value-type="float">
            <text:p>24.773005</text:p>
          </table:table-cell>
        </table:table-row>
        <table:table-row table:style-name="ro1">
          <table:table-cell office:value-type="float" office:value="10663" calcext:value-type="float">
            <text:p>10663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33.598248" calcext:value-type="float">
            <text:p>33.598248</text:p>
          </table:table-cell>
        </table:table-row>
        <table:table-row table:style-name="ro1">
          <table:table-cell office:value-type="float" office:value="10663" calcext:value-type="float">
            <text:p>10663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34.897857" calcext:value-type="float">
            <text:p>34.897857</text:p>
          </table:table-cell>
        </table:table-row>
        <table:table-row table:style-name="ro1">
          <table:table-cell office:value-type="float" office:value="10668" calcext:value-type="float">
            <text:p>10668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49.295579" calcext:value-type="float">
            <text:p>49.295579</text:p>
          </table:table-cell>
        </table:table-row>
        <table:table-row table:style-name="ro1">
          <table:table-cell office:value-type="float" office:value="10668" calcext:value-type="float">
            <text:p>10668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0673" calcext:value-type="float">
            <text:p>10673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32.710122" calcext:value-type="float">
            <text:p>32.710122</text:p>
          </table:table-cell>
        </table:table-row>
        <table:table-row table:style-name="ro1">
          <table:table-cell office:value-type="float" office:value="10673" calcext:value-type="float">
            <text:p>10673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33.588457" calcext:value-type="float">
            <text:p>33.588457</text:p>
          </table:table-cell>
        </table:table-row>
        <table:table-row table:style-name="ro1">
          <table:table-cell office:value-type="float" office:value="10674" calcext:value-type="float">
            <text:p>10674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32.886991" calcext:value-type="float">
            <text:p>32.886991</text:p>
          </table:table-cell>
        </table:table-row>
        <table:table-row table:style-name="ro1">
          <table:table-cell office:value-type="float" office:value="10674" calcext:value-type="float">
            <text:p>10674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29.062772" calcext:value-type="float">
            <text:p>29.062772</text:p>
          </table:table-cell>
        </table:table-row>
        <table:table-row table:style-name="ro1">
          <table:table-cell office:value-type="float" office:value="10677" calcext:value-type="float">
            <text:p>10677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27.312375" calcext:value-type="float">
            <text:p>27.312375</text:p>
          </table:table-cell>
        </table:table-row>
        <table:table-row table:style-name="ro1">
          <table:table-cell office:value-type="float" office:value="10677" calcext:value-type="float">
            <text:p>10677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24.81233" calcext:value-type="float">
            <text:p>24.81233</text:p>
          </table:table-cell>
        </table:table-row>
        <table:table-row table:style-name="ro1">
          <table:table-cell office:value-type="float" office:value="10685" calcext:value-type="float">
            <text:p>10685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52.721002" calcext:value-type="float">
            <text:p>52.721002</text:p>
          </table:table-cell>
        </table:table-row>
        <table:table-row table:style-name="ro1">
          <table:table-cell office:value-type="float" office:value="10685" calcext:value-type="float">
            <text:p>10685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43.538826" calcext:value-type="float">
            <text:p>43.538826</text:p>
          </table:table-cell>
        </table:table-row>
        <table:table-row table:style-name="ro1">
          <table:table-cell office:value-type="float" office:value="10690" calcext:value-type="float">
            <text:p>10690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48.786155" calcext:value-type="float">
            <text:p>48.786155</text:p>
          </table:table-cell>
        </table:table-row>
        <table:table-row table:style-name="ro1">
          <table:table-cell office:value-type="float" office:value="10690" calcext:value-type="float">
            <text:p>10690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51.056063" calcext:value-type="float">
            <text:p>51.056063</text:p>
          </table:table-cell>
        </table:table-row>
        <table:table-row table:style-name="ro1">
          <table:table-cell office:value-type="float" office:value="10691" calcext:value-type="float">
            <text:p>10691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34.426198" calcext:value-type="float">
            <text:p>34.426198</text:p>
          </table:table-cell>
        </table:table-row>
        <table:table-row table:style-name="ro1">
          <table:table-cell office:value-type="float" office:value="10691" calcext:value-type="float">
            <text:p>10691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34.529975" calcext:value-type="float">
            <text:p>34.529975</text:p>
          </table:table-cell>
        </table:table-row>
        <table:table-row table:style-name="ro1">
          <table:table-cell office:value-type="float" office:value="10700" calcext:value-type="float">
            <text:p>10700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36.617655" calcext:value-type="float">
            <text:p>36.617655</text:p>
          </table:table-cell>
        </table:table-row>
        <table:table-row table:style-name="ro1">
          <table:table-cell office:value-type="float" office:value="10700" calcext:value-type="float">
            <text:p>10700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40.607471" calcext:value-type="float">
            <text:p>40.607471</text:p>
          </table:table-cell>
        </table:table-row>
        <table:table-row table:style-name="ro1">
          <table:table-cell office:value-type="float" office:value="10701" calcext:value-type="float">
            <text:p>10701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27.675924" calcext:value-type="float">
            <text:p>27.675924</text:p>
          </table:table-cell>
        </table:table-row>
        <table:table-row table:style-name="ro1">
          <table:table-cell office:value-type="float" office:value="10701" calcext:value-type="float">
            <text:p>10701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29.505166" calcext:value-type="float">
            <text:p>29.505166</text:p>
          </table:table-cell>
        </table:table-row>
        <table:table-row table:style-name="ro1">
          <table:table-cell office:value-type="float" office:value="10713" calcext:value-type="float">
            <text:p>10713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49.316777" calcext:value-type="float">
            <text:p>49.316777</text:p>
          </table:table-cell>
        </table:table-row>
        <table:table-row table:style-name="ro1">
          <table:table-cell office:value-type="float" office:value="10713" calcext:value-type="float">
            <text:p>10713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48.392774" calcext:value-type="float">
            <text:p>48.392774</text:p>
          </table:table-cell>
        </table:table-row>
        <table:table-row table:style-name="ro1">
          <table:table-cell office:value-type="float" office:value="10716" calcext:value-type="float">
            <text:p>10716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50.364742" calcext:value-type="float">
            <text:p>50.364742</text:p>
          </table:table-cell>
        </table:table-row>
        <table:table-row table:style-name="ro1">
          <table:table-cell office:value-type="float" office:value="10716" calcext:value-type="float">
            <text:p>10716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52.769726" calcext:value-type="float">
            <text:p>52.769726</text:p>
          </table:table-cell>
        </table:table-row>
        <table:table-row table:style-name="ro1">
          <table:table-cell office:value-type="float" office:value="10718" calcext:value-type="float">
            <text:p>10718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44.492761" calcext:value-type="float">
            <text:p>44.492761</text:p>
          </table:table-cell>
        </table:table-row>
        <table:table-row table:style-name="ro1">
          <table:table-cell office:value-type="float" office:value="10718" calcext:value-type="float">
            <text:p>10718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50.096092" calcext:value-type="float">
            <text:p>50.096092</text:p>
          </table:table-cell>
        </table:table-row>
        <table:table-row table:style-name="ro1">
          <table:table-cell office:value-type="float" office:value="10720" calcext:value-type="float">
            <text:p>10720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54.783834" calcext:value-type="float">
            <text:p>54.783834</text:p>
          </table:table-cell>
        </table:table-row>
        <table:table-row table:style-name="ro1">
          <table:table-cell office:value-type="float" office:value="10720" calcext:value-type="float">
            <text:p>10720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52.674519" calcext:value-type="float">
            <text:p>52.674519</text:p>
          </table:table-cell>
        </table:table-row>
        <table:table-row table:style-name="ro1">
          <table:table-cell office:value-type="float" office:value="10723" calcext:value-type="float">
            <text:p>10723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26.112043" calcext:value-type="float">
            <text:p>26.112043</text:p>
          </table:table-cell>
        </table:table-row>
        <table:table-row table:style-name="ro1">
          <table:table-cell office:value-type="float" office:value="10723" calcext:value-type="float">
            <text:p>10723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24.870961" calcext:value-type="float">
            <text:p>24.870961</text:p>
          </table:table-cell>
        </table:table-row>
        <table:table-row table:style-name="ro1">
          <table:table-cell office:value-type="float" office:value="10741" calcext:value-type="float">
            <text:p>10741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27.805927" calcext:value-type="float">
            <text:p>27.805927</text:p>
          </table:table-cell>
        </table:table-row>
        <table:table-row table:style-name="ro1">
          <table:table-cell office:value-type="float" office:value="10741" calcext:value-type="float">
            <text:p>10741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27.602487" calcext:value-type="float">
            <text:p>27.602487</text:p>
          </table:table-cell>
        </table:table-row>
        <table:table-row table:style-name="ro1">
          <table:table-cell office:value-type="float" office:value="10748" calcext:value-type="float">
            <text:p>10748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57.433854" calcext:value-type="float">
            <text:p>57.433854</text:p>
          </table:table-cell>
        </table:table-row>
        <table:table-row table:style-name="ro1">
          <table:table-cell office:value-type="float" office:value="10748" calcext:value-type="float">
            <text:p>10748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56.082574" calcext:value-type="float">
            <text:p>56.082574</text:p>
          </table:table-cell>
        </table:table-row>
        <table:table-row table:style-name="ro1">
          <table:table-cell office:value-type="float" office:value="10767" calcext:value-type="float">
            <text:p>10767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54.085678" calcext:value-type="float">
            <text:p>54.085678</text:p>
          </table:table-cell>
        </table:table-row>
        <table:table-row table:style-name="ro1">
          <table:table-cell office:value-type="float" office:value="10767" calcext:value-type="float">
            <text:p>10767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49.088121" calcext:value-type="float">
            <text:p>49.088121</text:p>
          </table:table-cell>
        </table:table-row>
        <table:table-row table:style-name="ro1">
          <table:table-cell office:value-type="float" office:value="10770" calcext:value-type="float">
            <text:p>10770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42.859806" calcext:value-type="float">
            <text:p>42.859806</text:p>
          </table:table-cell>
        </table:table-row>
        <table:table-row table:style-name="ro1">
          <table:table-cell office:value-type="float" office:value="10770" calcext:value-type="float">
            <text:p>10770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47.202389" calcext:value-type="float">
            <text:p>47.202389</text:p>
          </table:table-cell>
        </table:table-row>
        <table:table-row table:style-name="ro1">
          <table:table-cell office:value-type="float" office:value="10777" calcext:value-type="float">
            <text:p>10777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44.378658" calcext:value-type="float">
            <text:p>44.378658</text:p>
          </table:table-cell>
        </table:table-row>
        <table:table-row table:style-name="ro1">
          <table:table-cell office:value-type="float" office:value="10777" calcext:value-type="float">
            <text:p>10777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41.982594" calcext:value-type="float">
            <text:p>41.982594</text:p>
          </table:table-cell>
        </table:table-row>
        <table:table-row table:style-name="ro1">
          <table:table-cell office:value-type="float" office:value="10781" calcext:value-type="float">
            <text:p>10781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49.491408" calcext:value-type="float">
            <text:p>49.491408</text:p>
          </table:table-cell>
        </table:table-row>
        <table:table-row table:style-name="ro1">
          <table:table-cell office:value-type="float" office:value="10781" calcext:value-type="float">
            <text:p>10781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55.536929" calcext:value-type="float">
            <text:p>55.536929</text:p>
          </table:table-cell>
        </table:table-row>
        <table:table-row table:style-name="ro1">
          <table:table-cell office:value-type="float" office:value="10783" calcext:value-type="float">
            <text:p>10783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50.222203" calcext:value-type="float">
            <text:p>50.222203</text:p>
          </table:table-cell>
        </table:table-row>
        <table:table-row table:style-name="ro1">
          <table:table-cell office:value-type="float" office:value="10783" calcext:value-type="float">
            <text:p>10783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51.519303" calcext:value-type="float">
            <text:p>51.519303</text:p>
          </table:table-cell>
        </table:table-row>
        <table:table-row table:style-name="ro1">
          <table:table-cell office:value-type="float" office:value="10785" calcext:value-type="float">
            <text:p>10785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43.702147" calcext:value-type="float">
            <text:p>43.702147</text:p>
          </table:table-cell>
        </table:table-row>
        <table:table-row table:style-name="ro1">
          <table:table-cell office:value-type="float" office:value="10785" calcext:value-type="float">
            <text:p>10785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44.923886" calcext:value-type="float">
            <text:p>44.923886</text:p>
          </table:table-cell>
        </table:table-row>
        <table:table-row table:style-name="ro1">
          <table:table-cell office:value-type="float" office:value="10794" calcext:value-type="float">
            <text:p>10794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47.027155" calcext:value-type="float">
            <text:p>47.027155</text:p>
          </table:table-cell>
        </table:table-row>
        <table:table-row table:style-name="ro1">
          <table:table-cell office:value-type="float" office:value="10794" calcext:value-type="float">
            <text:p>10794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46.234549" calcext:value-type="float">
            <text:p>46.234549</text:p>
          </table:table-cell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40.952853" calcext:value-type="float">
            <text:p>40.952853</text:p>
          </table:table-cell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39.827512" calcext:value-type="float">
            <text:p>39.827512</text:p>
          </table:table-cell>
        </table:table-row>
        <table:table-row table:style-name="ro1">
          <table:table-cell office:value-type="float" office:value="10801" calcext:value-type="float">
            <text:p>10801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58.15494" calcext:value-type="float">
            <text:p>58.15494</text:p>
          </table:table-cell>
        </table:table-row>
        <table:table-row table:style-name="ro1">
          <table:table-cell office:value-type="float" office:value="10801" calcext:value-type="float">
            <text:p>10801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52.705596" calcext:value-type="float">
            <text:p>52.705596</text:p>
          </table:table-cell>
        </table:table-row>
        <table:table-row table:style-name="ro1">
          <table:table-cell office:value-type="float" office:value="10802" calcext:value-type="float">
            <text:p>10802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49.314556" calcext:value-type="float">
            <text:p>49.314556</text:p>
          </table:table-cell>
        </table:table-row>
        <table:table-row table:style-name="ro1">
          <table:table-cell office:value-type="float" office:value="10802" calcext:value-type="float">
            <text:p>10802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48.169215" calcext:value-type="float">
            <text:p>48.169215</text:p>
          </table:table-cell>
        </table:table-row>
        <table:table-row table:style-name="ro1">
          <table:table-cell office:value-type="float" office:value="10803" calcext:value-type="float">
            <text:p>10803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61.418492" calcext:value-type="float">
            <text:p>61.418492</text:p>
          </table:table-cell>
        </table:table-row>
        <table:table-row table:style-name="ro1">
          <table:table-cell office:value-type="float" office:value="10803" calcext:value-type="float">
            <text:p>10803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0804" calcext:value-type="float">
            <text:p>10804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50.825728" calcext:value-type="float">
            <text:p>50.825728</text:p>
          </table:table-cell>
        </table:table-row>
        <table:table-row table:style-name="ro1">
          <table:table-cell office:value-type="float" office:value="10804" calcext:value-type="float">
            <text:p>10804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49.173832" calcext:value-type="float">
            <text:p>49.173832</text:p>
          </table:table-cell>
        </table:table-row>
        <table:table-row table:style-name="ro1">
          <table:table-cell office:value-type="float" office:value="10806" calcext:value-type="float">
            <text:p>10806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43.971018" calcext:value-type="float">
            <text:p>43.971018</text:p>
          </table:table-cell>
        </table:table-row>
        <table:table-row table:style-name="ro1">
          <table:table-cell office:value-type="float" office:value="10806" calcext:value-type="float">
            <text:p>10806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43.055319" calcext:value-type="float">
            <text:p>43.055319</text:p>
          </table:table-cell>
        </table:table-row>
        <table:table-row table:style-name="ro1">
          <table:table-cell office:value-type="float" office:value="10807" calcext:value-type="float">
            <text:p>10807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36.827754" calcext:value-type="float">
            <text:p>36.827754</text:p>
          </table:table-cell>
        </table:table-row>
        <table:table-row table:style-name="ro1">
          <table:table-cell office:value-type="float" office:value="10807" calcext:value-type="float">
            <text:p>10807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36.427392" calcext:value-type="float">
            <text:p>36.427392</text:p>
          </table:table-cell>
        </table:table-row>
        <table:table-row table:style-name="ro1">
          <table:table-cell office:value-type="float" office:value="10809" calcext:value-type="float">
            <text:p>10809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51.101545" calcext:value-type="float">
            <text:p>51.101545</text:p>
          </table:table-cell>
        </table:table-row>
        <table:table-row table:style-name="ro1">
          <table:table-cell office:value-type="float" office:value="10809" calcext:value-type="float">
            <text:p>10809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52.40982" calcext:value-type="float">
            <text:p>52.40982</text:p>
          </table:table-cell>
        </table:table-row>
        <table:table-row table:style-name="ro1">
          <table:table-cell office:value-type="float" office:value="10810" calcext:value-type="float">
            <text:p>10810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43.174419" calcext:value-type="float">
            <text:p>43.174419</text:p>
          </table:table-cell>
        </table:table-row>
        <table:table-row table:style-name="ro1">
          <table:table-cell office:value-type="float" office:value="10810" calcext:value-type="float">
            <text:p>10810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38.905" calcext:value-type="float">
            <text:p>38.905</text:p>
          </table:table-cell>
        </table:table-row>
        <table:table-row table:style-name="ro1">
          <table:table-cell office:value-type="float" office:value="10812" calcext:value-type="float">
            <text:p>10812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43.836739" calcext:value-type="float">
            <text:p>43.836739</text:p>
          </table:table-cell>
        </table:table-row>
        <table:table-row table:style-name="ro1">
          <table:table-cell office:value-type="float" office:value="10812" calcext:value-type="float">
            <text:p>10812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50.87712" calcext:value-type="float">
            <text:p>50.87712</text:p>
          </table:table-cell>
        </table:table-row>
        <table:table-row table:style-name="ro1">
          <table:table-cell office:value-type="float" office:value="10817" calcext:value-type="float">
            <text:p>10817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54.202329" calcext:value-type="float">
            <text:p>54.202329</text:p>
          </table:table-cell>
        </table:table-row>
        <table:table-row table:style-name="ro1">
          <table:table-cell office:value-type="float" office:value="10817" calcext:value-type="float">
            <text:p>10817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51.011212" calcext:value-type="float">
            <text:p>51.011212</text:p>
          </table:table-cell>
        </table:table-row>
        <table:table-row table:style-name="ro1">
          <table:table-cell office:value-type="float" office:value="10827" calcext:value-type="float">
            <text:p>10827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51.567373" calcext:value-type="float">
            <text:p>51.567373</text:p>
          </table:table-cell>
        </table:table-row>
        <table:table-row table:style-name="ro1">
          <table:table-cell office:value-type="float" office:value="10827" calcext:value-type="float">
            <text:p>10827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52.652522" calcext:value-type="float">
            <text:p>52.652522</text:p>
          </table:table-cell>
        </table:table-row>
        <table:table-row table:style-name="ro1">
          <table:table-cell office:value-type="float" office:value="10831" calcext:value-type="float">
            <text:p>10831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49.610204" calcext:value-type="float">
            <text:p>49.610204</text:p>
          </table:table-cell>
        </table:table-row>
        <table:table-row table:style-name="ro1">
          <table:table-cell office:value-type="float" office:value="10831" calcext:value-type="float">
            <text:p>10831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46.817417" calcext:value-type="float">
            <text:p>46.817417</text:p>
          </table:table-cell>
        </table:table-row>
        <table:table-row table:style-name="ro1">
          <table:table-cell office:value-type="float" office:value="10834" calcext:value-type="float">
            <text:p>10834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50.783602" calcext:value-type="float">
            <text:p>50.783602</text:p>
          </table:table-cell>
        </table:table-row>
        <table:table-row table:style-name="ro1">
          <table:table-cell office:value-type="float" office:value="10834" calcext:value-type="float">
            <text:p>10834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49.253987" calcext:value-type="float">
            <text:p>49.253987</text:p>
          </table:table-cell>
        </table:table-row>
        <table:table-row table:style-name="ro1">
          <table:table-cell office:value-type="float" office:value="10836" calcext:value-type="float">
            <text:p>10836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0836" calcext:value-type="float">
            <text:p>10836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0838" calcext:value-type="float">
            <text:p>10838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40.868925" calcext:value-type="float">
            <text:p>40.868925</text:p>
          </table:table-cell>
        </table:table-row>
        <table:table-row table:style-name="ro1">
          <table:table-cell office:value-type="float" office:value="10838" calcext:value-type="float">
            <text:p>10838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27.478227" calcext:value-type="float">
            <text:p>27.478227</text:p>
          </table:table-cell>
        </table:table-row>
        <table:table-row table:style-name="ro1">
          <table:table-cell office:value-type="float" office:value="10843" calcext:value-type="float">
            <text:p>10843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39.450689" calcext:value-type="float">
            <text:p>39.450689</text:p>
          </table:table-cell>
        </table:table-row>
        <table:table-row table:style-name="ro1">
          <table:table-cell office:value-type="float" office:value="10843" calcext:value-type="float">
            <text:p>10843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35.83107" calcext:value-type="float">
            <text:p>35.83107</text:p>
          </table:table-cell>
        </table:table-row>
        <table:table-row table:style-name="ro1">
          <table:table-cell office:value-type="float" office:value="10850" calcext:value-type="float">
            <text:p>10850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58.048233" calcext:value-type="float">
            <text:p>58.048233</text:p>
          </table:table-cell>
        </table:table-row>
        <table:table-row table:style-name="ro1">
          <table:table-cell office:value-type="float" office:value="10850" calcext:value-type="float">
            <text:p>10850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57.036666" calcext:value-type="float">
            <text:p>57.036666</text:p>
          </table:table-cell>
        </table:table-row>
        <table:table-row table:style-name="ro1">
          <table:table-cell office:value-type="float" office:value="10854" calcext:value-type="float">
            <text:p>10854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40.74781" calcext:value-type="float">
            <text:p>40.74781</text:p>
          </table:table-cell>
        </table:table-row>
        <table:table-row table:style-name="ro1">
          <table:table-cell office:value-type="float" office:value="10854" calcext:value-type="float">
            <text:p>10854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44.499732" calcext:value-type="float">
            <text:p>44.499732</text:p>
          </table:table-cell>
        </table:table-row>
        <table:table-row table:style-name="ro1">
          <table:table-cell office:value-type="float" office:value="10857" calcext:value-type="float">
            <text:p>10857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38.622986" calcext:value-type="float">
            <text:p>38.622986</text:p>
          </table:table-cell>
        </table:table-row>
        <table:table-row table:style-name="ro1">
          <table:table-cell office:value-type="float" office:value="10857" calcext:value-type="float">
            <text:p>10857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35.836829" calcext:value-type="float">
            <text:p>35.836829</text:p>
          </table:table-cell>
        </table:table-row>
        <table:table-row table:style-name="ro1">
          <table:table-cell office:value-type="float" office:value="10858" calcext:value-type="float">
            <text:p>10858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42.858608" calcext:value-type="float">
            <text:p>42.858608</text:p>
          </table:table-cell>
        </table:table-row>
        <table:table-row table:style-name="ro1">
          <table:table-cell office:value-type="float" office:value="10858" calcext:value-type="float">
            <text:p>10858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43.244965" calcext:value-type="float">
            <text:p>43.244965</text:p>
          </table:table-cell>
        </table:table-row>
        <table:table-row table:style-name="ro1">
          <table:table-cell office:value-type="float" office:value="10860" calcext:value-type="float">
            <text:p>10860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54.599901" calcext:value-type="float">
            <text:p>54.599901</text:p>
          </table:table-cell>
        </table:table-row>
        <table:table-row table:style-name="ro1">
          <table:table-cell office:value-type="float" office:value="10860" calcext:value-type="float">
            <text:p>10860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39.950948" calcext:value-type="float">
            <text:p>39.950948</text:p>
          </table:table-cell>
        </table:table-row>
        <table:table-row table:style-name="ro1">
          <table:table-cell office:value-type="float" office:value="10862" calcext:value-type="float">
            <text:p>10862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46.118047" calcext:value-type="float">
            <text:p>46.118047</text:p>
          </table:table-cell>
        </table:table-row>
        <table:table-row table:style-name="ro1">
          <table:table-cell office:value-type="float" office:value="10862" calcext:value-type="float">
            <text:p>10862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45.486383" calcext:value-type="float">
            <text:p>45.486383</text:p>
          </table:table-cell>
        </table:table-row>
        <table:table-row table:style-name="ro1">
          <table:table-cell office:value-type="float" office:value="10863" calcext:value-type="float">
            <text:p>10863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45.363904" calcext:value-type="float">
            <text:p>45.363904</text:p>
          </table:table-cell>
        </table:table-row>
        <table:table-row table:style-name="ro1">
          <table:table-cell office:value-type="float" office:value="10863" calcext:value-type="float">
            <text:p>10863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46.34767" calcext:value-type="float">
            <text:p>46.34767</text:p>
          </table:table-cell>
        </table:table-row>
        <table:table-row table:style-name="ro1">
          <table:table-cell office:value-type="float" office:value="10866" calcext:value-type="float">
            <text:p>10866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49.448661" calcext:value-type="float">
            <text:p>49.448661</text:p>
          </table:table-cell>
        </table:table-row>
        <table:table-row table:style-name="ro1">
          <table:table-cell office:value-type="float" office:value="10866" calcext:value-type="float">
            <text:p>10866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46.466776" calcext:value-type="float">
            <text:p>46.466776</text:p>
          </table:table-cell>
        </table:table-row>
        <table:table-row table:style-name="ro1">
          <table:table-cell office:value-type="float" office:value="10875" calcext:value-type="float">
            <text:p>10875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47.031619" calcext:value-type="float">
            <text:p>47.031619</text:p>
          </table:table-cell>
        </table:table-row>
        <table:table-row table:style-name="ro1">
          <table:table-cell office:value-type="float" office:value="10875" calcext:value-type="float">
            <text:p>10875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47.963716" calcext:value-type="float">
            <text:p>47.963716</text:p>
          </table:table-cell>
        </table:table-row>
        <table:table-row table:style-name="ro1">
          <table:table-cell office:value-type="float" office:value="10881" calcext:value-type="float">
            <text:p>10881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32.997341" calcext:value-type="float">
            <text:p>32.997341</text:p>
          </table:table-cell>
        </table:table-row>
        <table:table-row table:style-name="ro1">
          <table:table-cell office:value-type="float" office:value="10881" calcext:value-type="float">
            <text:p>10881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0886" calcext:value-type="float">
            <text:p>10886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34.618854" calcext:value-type="float">
            <text:p>34.618854</text:p>
          </table:table-cell>
        </table:table-row>
        <table:table-row table:style-name="ro1">
          <table:table-cell office:value-type="float" office:value="10886" calcext:value-type="float">
            <text:p>10886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0887" calcext:value-type="float">
            <text:p>10887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39.439566" calcext:value-type="float">
            <text:p>39.439566</text:p>
          </table:table-cell>
        </table:table-row>
        <table:table-row table:style-name="ro1">
          <table:table-cell office:value-type="float" office:value="10887" calcext:value-type="float">
            <text:p>10887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34.742965" calcext:value-type="float">
            <text:p>34.742965</text:p>
          </table:table-cell>
        </table:table-row>
        <table:table-row table:style-name="ro1">
          <table:table-cell office:value-type="float" office:value="10896" calcext:value-type="float">
            <text:p>10896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46.925029" calcext:value-type="float">
            <text:p>46.925029</text:p>
          </table:table-cell>
        </table:table-row>
        <table:table-row table:style-name="ro1">
          <table:table-cell office:value-type="float" office:value="10896" calcext:value-type="float">
            <text:p>10896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53.072583" calcext:value-type="float">
            <text:p>53.072583</text:p>
          </table:table-cell>
        </table:table-row>
        <table:table-row table:style-name="ro1">
          <table:table-cell office:value-type="float" office:value="10897" calcext:value-type="float">
            <text:p>10897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44.138494" calcext:value-type="float">
            <text:p>44.138494</text:p>
          </table:table-cell>
        </table:table-row>
        <table:table-row table:style-name="ro1">
          <table:table-cell office:value-type="float" office:value="10897" calcext:value-type="float">
            <text:p>10897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0898" calcext:value-type="float">
            <text:p>10898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41.284051" calcext:value-type="float">
            <text:p>41.284051</text:p>
          </table:table-cell>
        </table:table-row>
        <table:table-row table:style-name="ro1">
          <table:table-cell office:value-type="float" office:value="10898" calcext:value-type="float">
            <text:p>10898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45.195635" calcext:value-type="float">
            <text:p>45.195635</text:p>
          </table:table-cell>
        </table:table-row>
        <table:table-row table:style-name="ro1">
          <table:table-cell office:value-type="float" office:value="10908" calcext:value-type="float">
            <text:p>10908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38.391301" calcext:value-type="float">
            <text:p>38.391301</text:p>
          </table:table-cell>
        </table:table-row>
        <table:table-row table:style-name="ro1">
          <table:table-cell office:value-type="float" office:value="10908" calcext:value-type="float">
            <text:p>10908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40.190249" calcext:value-type="float">
            <text:p>40.190249</text:p>
          </table:table-cell>
        </table:table-row>
        <table:table-row table:style-name="ro1">
          <table:table-cell office:value-type="float" office:value="10913" calcext:value-type="float">
            <text:p>10913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42.78371" calcext:value-type="float">
            <text:p>42.78371</text:p>
          </table:table-cell>
        </table:table-row>
        <table:table-row table:style-name="ro1">
          <table:table-cell office:value-type="float" office:value="10913" calcext:value-type="float">
            <text:p>10913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41.09453" calcext:value-type="float">
            <text:p>41.09453</text:p>
          </table:table-cell>
        </table:table-row>
        <table:table-row table:style-name="ro1">
          <table:table-cell office:value-type="float" office:value="10918" calcext:value-type="float">
            <text:p>10918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58.5881" calcext:value-type="float">
            <text:p>58.5881</text:p>
          </table:table-cell>
        </table:table-row>
        <table:table-row table:style-name="ro1">
          <table:table-cell office:value-type="float" office:value="10918" calcext:value-type="float">
            <text:p>10918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56.739597" calcext:value-type="float">
            <text:p>56.739597</text:p>
          </table:table-cell>
        </table:table-row>
        <table:table-row table:style-name="ro1">
          <table:table-cell office:value-type="float" office:value="10924" calcext:value-type="float">
            <text:p>10924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58.641801" calcext:value-type="float">
            <text:p>58.641801</text:p>
          </table:table-cell>
        </table:table-row>
        <table:table-row table:style-name="ro1">
          <table:table-cell office:value-type="float" office:value="10924" calcext:value-type="float">
            <text:p>10924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60.765061" calcext:value-type="float">
            <text:p>60.765061</text:p>
          </table:table-cell>
        </table:table-row>
        <table:table-row table:style-name="ro1">
          <table:table-cell office:value-type="float" office:value="10926" calcext:value-type="float">
            <text:p>10926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34.511835" calcext:value-type="float">
            <text:p>34.511835</text:p>
          </table:table-cell>
        </table:table-row>
        <table:table-row table:style-name="ro1">
          <table:table-cell office:value-type="float" office:value="10926" calcext:value-type="float">
            <text:p>10926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36.254452" calcext:value-type="float">
            <text:p>36.254452</text:p>
          </table:table-cell>
        </table:table-row>
        <table:table-row table:style-name="ro1">
          <table:table-cell office:value-type="float" office:value="10928" calcext:value-type="float">
            <text:p>10928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50.945661" calcext:value-type="float">
            <text:p>50.945661</text:p>
          </table:table-cell>
        </table:table-row>
        <table:table-row table:style-name="ro1">
          <table:table-cell office:value-type="float" office:value="10928" calcext:value-type="float">
            <text:p>10928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47.427395" calcext:value-type="float">
            <text:p>47.427395</text:p>
          </table:table-cell>
        </table:table-row>
        <table:table-row table:style-name="ro1">
          <table:table-cell office:value-type="float" office:value="10929" calcext:value-type="float">
            <text:p>10929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52.606015" calcext:value-type="float">
            <text:p>52.606015</text:p>
          </table:table-cell>
        </table:table-row>
        <table:table-row table:style-name="ro1">
          <table:table-cell office:value-type="float" office:value="10929" calcext:value-type="float">
            <text:p>10929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52.314277" calcext:value-type="float">
            <text:p>52.314277</text:p>
          </table:table-cell>
        </table:table-row>
        <table:table-row table:style-name="ro1">
          <table:table-cell office:value-type="float" office:value="10930" calcext:value-type="float">
            <text:p>10930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49.794499" calcext:value-type="float">
            <text:p>49.794499</text:p>
          </table:table-cell>
        </table:table-row>
        <table:table-row table:style-name="ro1">
          <table:table-cell office:value-type="float" office:value="10930" calcext:value-type="float">
            <text:p>10930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46.102367" calcext:value-type="float">
            <text:p>46.102367</text:p>
          </table:table-cell>
        </table:table-row>
        <table:table-row table:style-name="ro1">
          <table:table-cell office:value-type="float" office:value="10938" calcext:value-type="float">
            <text:p>10938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47.99617" calcext:value-type="float">
            <text:p>47.99617</text:p>
          </table:table-cell>
        </table:table-row>
        <table:table-row table:style-name="ro1">
          <table:table-cell office:value-type="float" office:value="10938" calcext:value-type="float">
            <text:p>10938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40.569039" calcext:value-type="float">
            <text:p>40.569039</text:p>
          </table:table-cell>
        </table:table-row>
        <table:table-row table:style-name="ro1">
          <table:table-cell office:value-type="float" office:value="10940" calcext:value-type="float">
            <text:p>10940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41.417713" calcext:value-type="float">
            <text:p>41.417713</text:p>
          </table:table-cell>
        </table:table-row>
        <table:table-row table:style-name="ro1">
          <table:table-cell office:value-type="float" office:value="10940" calcext:value-type="float">
            <text:p>10940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42.657376" calcext:value-type="float">
            <text:p>42.657376</text:p>
          </table:table-cell>
        </table:table-row>
        <table:table-row table:style-name="ro1">
          <table:table-cell office:value-type="float" office:value="10950" calcext:value-type="float">
            <text:p>10950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36.159073" calcext:value-type="float">
            <text:p>36.159073</text:p>
          </table:table-cell>
        </table:table-row>
        <table:table-row table:style-name="ro1">
          <table:table-cell office:value-type="float" office:value="10950" calcext:value-type="float">
            <text:p>10950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40.375107" calcext:value-type="float">
            <text:p>40.375107</text:p>
          </table:table-cell>
        </table:table-row>
        <table:table-row table:style-name="ro1">
          <table:table-cell office:value-type="float" office:value="10951" calcext:value-type="float">
            <text:p>10951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43.540112" calcext:value-type="float">
            <text:p>43.540112</text:p>
          </table:table-cell>
        </table:table-row>
        <table:table-row table:style-name="ro1">
          <table:table-cell office:value-type="float" office:value="10951" calcext:value-type="float">
            <text:p>10951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40.480597" calcext:value-type="float">
            <text:p>40.480597</text:p>
          </table:table-cell>
        </table:table-row>
        <table:table-row table:style-name="ro1">
          <table:table-cell office:value-type="float" office:value="10952" calcext:value-type="float">
            <text:p>10952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34.918208" calcext:value-type="float">
            <text:p>34.918208</text:p>
          </table:table-cell>
        </table:table-row>
        <table:table-row table:style-name="ro1">
          <table:table-cell office:value-type="float" office:value="10952" calcext:value-type="float">
            <text:p>10952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43.374017" calcext:value-type="float">
            <text:p>43.374017</text:p>
          </table:table-cell>
        </table:table-row>
        <table:table-row table:style-name="ro1">
          <table:table-cell office:value-type="float" office:value="10953" calcext:value-type="float">
            <text:p>10953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37.443936" calcext:value-type="float">
            <text:p>37.443936</text:p>
          </table:table-cell>
        </table:table-row>
        <table:table-row table:style-name="ro1">
          <table:table-cell office:value-type="float" office:value="10953" calcext:value-type="float">
            <text:p>10953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35.263128" calcext:value-type="float">
            <text:p>35.263128</text:p>
          </table:table-cell>
        </table:table-row>
        <table:table-row table:style-name="ro1">
          <table:table-cell office:value-type="float" office:value="10954" calcext:value-type="float">
            <text:p>10954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35.074726" calcext:value-type="float">
            <text:p>35.074726</text:p>
          </table:table-cell>
        </table:table-row>
        <table:table-row table:style-name="ro1">
          <table:table-cell office:value-type="float" office:value="10954" calcext:value-type="float">
            <text:p>10954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37.26793" calcext:value-type="float">
            <text:p>37.26793</text:p>
          </table:table-cell>
        </table:table-row>
        <table:table-row table:style-name="ro1">
          <table:table-cell office:value-type="float" office:value="10956" calcext:value-type="float">
            <text:p>10956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54.815724" calcext:value-type="float">
            <text:p>54.815724</text:p>
          </table:table-cell>
        </table:table-row>
        <table:table-row table:style-name="ro1">
          <table:table-cell office:value-type="float" office:value="10956" calcext:value-type="float">
            <text:p>10956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54.047404" calcext:value-type="float">
            <text:p>54.047404</text:p>
          </table:table-cell>
        </table:table-row>
        <table:table-row table:style-name="ro1">
          <table:table-cell office:value-type="float" office:value="10958" calcext:value-type="float">
            <text:p>10958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51.060106" calcext:value-type="float">
            <text:p>51.060106</text:p>
          </table:table-cell>
        </table:table-row>
        <table:table-row table:style-name="ro1">
          <table:table-cell office:value-type="float" office:value="10958" calcext:value-type="float">
            <text:p>10958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42.209399" calcext:value-type="float">
            <text:p>42.209399</text:p>
          </table:table-cell>
        </table:table-row>
        <table:table-row table:style-name="ro1">
          <table:table-cell office:value-type="float" office:value="10969" calcext:value-type="float">
            <text:p>10969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57.993729" calcext:value-type="float">
            <text:p>57.993729</text:p>
          </table:table-cell>
        </table:table-row>
        <table:table-row table:style-name="ro1">
          <table:table-cell office:value-type="float" office:value="10969" calcext:value-type="float">
            <text:p>10969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58.743504" calcext:value-type="float">
            <text:p>58.743504</text:p>
          </table:table-cell>
        </table:table-row>
        <table:table-row table:style-name="ro1">
          <table:table-cell office:value-type="float" office:value="10974" calcext:value-type="float">
            <text:p>10974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36.011163" calcext:value-type="float">
            <text:p>36.011163</text:p>
          </table:table-cell>
        </table:table-row>
        <table:table-row table:style-name="ro1">
          <table:table-cell office:value-type="float" office:value="10974" calcext:value-type="float">
            <text:p>10974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47.765127" calcext:value-type="float">
            <text:p>47.765127</text:p>
          </table:table-cell>
        </table:table-row>
        <table:table-row table:style-name="ro1">
          <table:table-cell office:value-type="float" office:value="10977" calcext:value-type="float">
            <text:p>10977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43.972848" calcext:value-type="float">
            <text:p>43.972848</text:p>
          </table:table-cell>
        </table:table-row>
        <table:table-row table:style-name="ro1">
          <table:table-cell office:value-type="float" office:value="10977" calcext:value-type="float">
            <text:p>10977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46.337484" calcext:value-type="float">
            <text:p>46.337484</text:p>
          </table:table-cell>
        </table:table-row>
        <table:table-row table:style-name="ro1">
          <table:table-cell office:value-type="float" office:value="10983" calcext:value-type="float">
            <text:p>10983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55.970331" calcext:value-type="float">
            <text:p>55.970331</text:p>
          </table:table-cell>
        </table:table-row>
        <table:table-row table:style-name="ro1">
          <table:table-cell office:value-type="float" office:value="10983" calcext:value-type="float">
            <text:p>10983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57.124313" calcext:value-type="float">
            <text:p>57.124313</text:p>
          </table:table-cell>
        </table:table-row>
        <table:table-row table:style-name="ro1">
          <table:table-cell office:value-type="float" office:value="10984" calcext:value-type="float">
            <text:p>10984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40.239686" calcext:value-type="float">
            <text:p>40.239686</text:p>
          </table:table-cell>
        </table:table-row>
        <table:table-row table:style-name="ro1">
          <table:table-cell office:value-type="float" office:value="10984" calcext:value-type="float">
            <text:p>10984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38.185517" calcext:value-type="float">
            <text:p>38.185517</text:p>
          </table:table-cell>
        </table:table-row>
        <table:table-row table:style-name="ro1">
          <table:table-cell office:value-type="float" office:value="11005" calcext:value-type="float">
            <text:p>11005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26.51159" calcext:value-type="float">
            <text:p>26.51159</text:p>
          </table:table-cell>
        </table:table-row>
        <table:table-row table:style-name="ro1">
          <table:table-cell office:value-type="float" office:value="11005" calcext:value-type="float">
            <text:p>11005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20.185648" calcext:value-type="float">
            <text:p>20.185648</text:p>
          </table:table-cell>
        </table:table-row>
        <table:table-row table:style-name="ro1">
          <table:table-cell office:value-type="float" office:value="11031" calcext:value-type="float">
            <text:p>11031</text:p>
          </table:table-cell>
          <table:table-cell office:value-type="string" calcext:value-type="string">
            <text:p>sharedreward</text:p>
          </table:table-cell>
          <table:table-cell office:value-type="float" office:value="1" calcext:value-type="float">
            <text:p>1</text:p>
          </table:table-cell>
          <table:table-cell office:value-type="float" office:value="56.074851" calcext:value-type="float">
            <text:p>56.074851</text:p>
          </table:table-cell>
        </table:table-row>
        <table:table-row table:style-name="ro1">
          <table:table-cell office:value-type="float" office:value="11031" calcext:value-type="float">
            <text:p>11031</text:p>
          </table:table-cell>
          <table:table-cell office:value-type="string" calcext:value-type="string">
            <text:p>sharedreward</text:p>
          </table:table-cell>
          <table:table-cell office:value-type="float" office:value="2" calcext:value-type="float">
            <text:p>2</text:p>
          </table:table-cell>
          <table:table-cell office:value-type="float" office:value="55.338009" calcext:value-type="float">
            <text:p>55.3380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9T09:50:22.436557165</meta:creation-date>
    <dc:date>2024-05-29T09:52:45.473236420</dc:date>
    <meta:editing-duration>PT2M24S</meta:editing-duration>
    <meta:editing-cycles>1</meta:editing-cycles>
    <meta:generator>LibreOffice/7.3.7.2$Linux_X86_64 LibreOffice_project/30$Build-2</meta:generator>
    <meta:document-statistic meta:table-count="1" meta:cell-count="1316" meta:object-count="0"/>
  </office:meta>
</office:document-meta>
</file>